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8E000002293E60CE2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measure">
      <style:graphic-properties svg:stroke-width="0.02cm" draw:marker-start-width="0.23cm" draw:marker-end-width="0.23cm" draw:textarea-horizontal-align="center" draw:textarea-vertical-align="middle"/>
    </style:style>
    <style:style style:name="gr5" style:family="graphic" style:parent-style-name="standard">
      <style:graphic-properties svg:stroke-width="0.05cm" svg:stroke-color="#0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="Arrow" draw:marker-start-width="0.275cm" draw:marker-end="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family="'Courier 10 Pitch'" style:font-pitch="fixed" fo:font-size="20pt" style:font-size-asian="20pt" style:font-size-complex="20pt"/>
    </style:style>
    <style:style style:name="P3" style:family="paragraph">
      <style:text-properties fo:font-family="'Courier 10 Pitch'" style:font-pitch="fixed"/>
    </style:style>
    <style:style style:name="P4" style:family="paragraph">
      <style:text-properties fo:font-family="cmmi10" style:font-pitch="variable" fo:font-size="32pt" fo:font-style="normal" style:font-size-asian="32pt" style:font-style-asian="normal" style:font-size-complex="32pt" style:font-style-complex="normal"/>
    </style:style>
    <style:style style:name="T1" style:family="text">
      <style:text-properties fo:font-family="'Courier 10 Pitch'" style:font-pitch="fixed"/>
    </style:style>
    <style:style style:name="T2" style:family="text">
      <style:text-properties style:use-window-font-color="true" style:text-outline="false" style:text-line-through-style="none" fo:font-family="'Courier 10 Pitch'" style:font-pitch="fixed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cmmi10" style:font-pitch="variable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123cm" svg:height="15.432cm" svg:x="0.959cm" svg:y="1.136cm">
          <draw:image xlink:href="Pictures/100000000000038E000002293E60CE23.png" xlink:type="simple" xlink:show="embed" xlink:actuate="onLoad">
            <text:p/>
          </draw:image>
        </draw:frame>
        <draw:line draw:style-name="gr2" draw:text-style-name="P1" draw:layer="layout" svg:x1="2.537cm" svg:y1="17.09cm" svg:x2="1.809cm" svg:y2="15.817cm">
          <text:p/>
        </draw:line>
        <draw:frame draw:style-name="gr3" draw:layer="layout" svg:width="20.06cm" svg:height="1.001cm" svg:x="2.555cm" svg:y="16.817cm">
          <draw:text-box>
            <text:p>Origin (<text:span text:style-name="T1">pos, qx, qy, wx, wy, P, optDist, Gouyx, Gouyy</text:span>)</text:p>
          </draw:text-box>
        </draw:frame>
        <draw:measure draw:style-name="gr4" draw:text-style-name="P2" draw:layer="layout" svg:x1="0.9cm" svg:y1="14.863cm" svg:x2="24.537cm" svg:y2="1.227cm">
          <text:p text:style-name="P2"><text:span text:style-name="T2">length</text:span></text:p>
        </draw:measure>
        <draw:line draw:style-name="gr5" draw:text-style-name="P1" draw:layer="layout" svg:x1="0.946cm" svg:y1="15.727cm" svg:x2="17.718cm" svg:y2="15.727cm">
          <text:p/>
        </draw:line>
        <draw:line draw:style-name="gr5" draw:text-style-name="P1" draw:layer="layout" svg:x1="1.764cm" svg:y1="17.09cm" svg:x2="1.764cm" svg:y2="1.863cm">
          <text:p/>
        </draw:line>
        <draw:circle draw:style-name="gr6" draw:text-style-name="P1" draw:layer="layout" svg:width="4.409cm" svg:height="4.409cm" svg:x="-0.057cm" svg:y="13.524cm" draw:kind="arc" draw:start-angle="0.86" draw:end-angle="35.11">
          <text:p/>
        </draw:circle>
        <draw:frame draw:style-name="gr3" draw:text-style-name="P3" draw:layer="layout" svg:width="3.55cm" svg:height="0.988cm" svg:x="4.231cm" svg:y="14.521cm">
          <draw:text-box>
            <text:p text:style-name="P3"><text:span text:style-name="T1">dirAngle</text:span></text:p>
          </draw:text-box>
        </draw:frame>
        <draw:frame draw:style-name="gr3" draw:text-style-name="P4" draw:layer="layout" svg:width="1.057cm" svg:height="1.382cm" svg:x="0.4cm" svg:y="1.568cm">
          <draw:text-box>
            <text:p text:style-name="P4"><text:span text:style-name="T3">y</text:span></text:p>
          </draw:text-box>
        </draw:frame>
        <draw:frame draw:style-name="gr3" draw:text-style-name="P4" draw:layer="layout" svg:width="1.145cm" svg:height="1.382cm" svg:x="17.655cm" svg:y="15.05cm">
          <draw:text-box>
            <text:p text:style-name="P4"><text:span text:style-name="T3">x</text:span></text:p>
          </draw:text-box>
        </draw:frame>
        <draw:line draw:style-name="gr7" draw:text-style-name="P1" draw:layer="layout" svg:x1="1.95cm" svg:y1="15.15cm" svg:x2="4.65cm" svg:y2="13.5cm">
          <text:p/>
        </draw:line>
        <draw:frame draw:style-name="gr3" draw:text-style-name="P3" draw:layer="layout" svg:width="3.169cm" svg:height="0.988cm" draw:transform="rotate (0.523598775598299) translate (1.562cm 14.184cm)">
          <draw:text-box>
            <text:p text:style-name="P3"><text:span text:style-name="T1">dirV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ichi Aso</meta:initial-creator>
    <meta:creation-date>2012-11-06T22:54:53</meta:creation-date>
    <dc:date>2012-11-06T22:59:16</dc:date>
    <dc:creator>Yoichi Aso</dc:creator>
    <meta:editing-duration>P0D</meta:editing-duration>
    <meta:editing-cycles>1</meta:editing-cycles>
    <meta:document-statistic meta:object-count="12"/>
    <meta:generator>LibreOffice/3.5$Linux_X86_64 LibreOffice_project/350m1$Build-2</meta:generator>
  </office:meta>
</office:document-meta>
</file>